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artHttpMessageReaderTests.cancelBody( DefaultPartHttpMessage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PartHttpMessageReaderTests.exceedHeader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PartHttpMessageReaderTests.verifyContents( Path tempFile , String cont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PartHttpMessageReaderTests.createRequest( Resource resource , String bound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PartHttpMessageReaderTests.utf8Headers( DefaultPartHttpMessage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PartHttpMessageReaderTests.noEndHeader( DefaultPartHttpMessage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PartHttpMessageReaderTests.chrome( DefaultPartHttpMessage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artHttpMessageReaderTests.canRead( DefaultPartHttpMessage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tHttpMessageReaderTests.testBrowserFile( Part part , String name , String filename , String contents , CountDownLatch l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PartHttpMessageReaderTests.tooMany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PartHttpMessageReaderTests.noEndBoundary( DefaultPartHttpMessage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PartHttpMessageReaderTests.messageR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PartHttpMessageReaderTests.cancelBodyThenPart( DefaultPartHttpMessage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PartHttpMessageReaderTests.testPart( Part part , @ Nullable String expectedName , String expectedContents , CountDownLatch l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PartHttpMessageReaderTests.cancelPart( DefaultPartHttpMessage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PartHttpMessageReaderTests.simple( DefaultPartHttpMessage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PartHttpMessageReaderTests.noHeaders( DefaultPartHttpMessage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ncelSubscriber.hook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rtHttpMessageReaderTests.noEndBody( DefaultPartHttpMessage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PartHttpMessageReaderTests.testBrowserFormField( Part part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PartHttpMessageReaderTests.garbage( DefaultPartHttpMessage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ncelSubscriber.hookOnNext( Data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artHttpMessageReaderTests.safari( DefaultPartHttpMessage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artHttpMessageReaderTests.firefox( DefaultPartHttpMessage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artHttpMessageReaderTests.quotedBoundary( DefaultPartHttpMessage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PartHttpMessageReaderTests.testBrowser( DefaultPartHttpMessageReader reader , Resource resource , String bound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